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87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Touch</text:p>
            <text:p>Screen</text:p>
          </table:table-cell>
          <table:table-cell table:style-name="ce5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5"/>
        <table:table-column table:style-name="co3" table:default-cell-style-name="ce5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6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6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6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3" table:default-cell-style-name="Default"/>
        <table:table-column table:style-name="co4" table:default-cell-style-name="ce5"/>
        <table:table-column table:style-name="co2" table:default-cell-style-name="Default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30:58.0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3T10:41:06.865000000</dc:date>
    <meta:editing-duration>PT2H41M47S</meta:editing-duration>
    <meta:editing-cycles>8</meta:editing-cycles>
    <meta:document-statistic meta:table-count="3" meta:cell-count="98" meta:object-count="0"/>
  </office:meta>
</office:document-meta>
</file>